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.021cm" svg:height="9.004cm" svg:x="10.406cm" svg:y="0.239cm">
            <draw:object draw:notify-on-update-of-ranges="Tabelle1.C2:Tabelle1.C4 Tabelle1.D2:Tabelle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mma Watson (*1990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00-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me:</text:p>
          </table:table-cell>
          <table:table-cell/>
          <table:table-cell office:value-type="string" calcext:value-type="string">
            <text:p>2010-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/>
          <table:table-cell office:value-type="string" calcext:value-type="string">
            <text:p>&gt;202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07:45:03.71996098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9:19.732412535</meta:creation-date>
    <dc:date>2025-12-07T07:47:59.370035767</dc:date>
    <meta:editing-duration>PT4M3S</meta:editing-duration>
    <meta:editing-cycles>2</meta:editing-cycles>
    <meta:generator>LibreOffice/25.8.1.1$Linux_X86_64 LibreOffice_project/580$Build-1</meta:generator>
    <meta:document-statistic meta:table-count="1" meta:cell-count="1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bar" chart:style-name="ch1">
        <chart:legend chart:legend-position="end" svg:x="13.948cm" svg:y="4.203cm" style:legend-expansion="high" chart:style-name="ch2"/>
        <chart:plot-area chart:style-name="ch3" svg:x="0.32cm" svg:y="0.18cm" svg:width="13.308cm" svg:height="8.645cm">
          <chart:coordinate-region svg:x="0.954cm" svg:y="0.379cm" svg:width="12.674cm" svg:height="7.799cm"/>
          <chart:axis chart:dimension="x" chart:name="primary-x" chart:style-name="ch4" chartooo:axis-type="auto">
            <chartooo:date-scale/>
            <chart:categories table:cell-range-address="Tabelle1.C2:Tabelle1.C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2000-2009</text:p>
                <draw:g>
                  <svg:desc>Tabelle1.C2:Tabelle1.C4</svg:desc>
                </draw:g>
              </table:table-cell>
              <table:table-cell office:value-type="float" office:value="8">
                <text:p>8</text:p>
                <draw:g>
                  <svg:desc>Tabelle1.D2:Tabelle1.D4</svg:desc>
                </draw:g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